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9ec" officeooo:paragraph-rsid="000b29ec"/>
    </style:style>
    <style:style style:name="P2" style:family="paragraph" style:parent-style-name="Standard">
      <style:text-properties officeooo:rsid="000c147e" officeooo:paragraph-rsid="000c147e"/>
    </style:style>
    <style:style style:name="T1" style:family="text">
      <style:text-properties officeooo:rsid="000c14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<text:span text:style-name="T1">nscription(nom, prenom, adresse postale, adresse mail)</text:span></text:p>
      <text:p text:style-name="P2">Ajout d’un adhérant dans la base de données, et calcul de sa localisation</text:p>
      <text:p text:style-name="P2"/>
      <text:p text:style-name="P2">Connexion(adresse mail)</text:p>
      <text:p text:style-name="P2">Renvoi l’adherent avec l’adresse mail correspond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ysse BUONOMO</meta:initial-creator>
    <meta:creation-date>2016-03-08T14:23:03.916480021</meta:creation-date>
    <meta:generator>LibreOffice/5.0.5.2$Linux_X86_64 LibreOffice_project/00m0$Build-2</meta:generator>
    <dc:date>2016-03-08T17:43:45.990091974</dc:date>
    <dc:creator>Ulysse BUONOMO</dc:creator>
    <meta:editing-duration>PT4M25S</meta:editing-duration>
    <meta:editing-cycles>1</meta:editing-cycles>
    <meta:document-statistic meta:table-count="0" meta:image-count="0" meta:object-count="0" meta:page-count="1" meta:paragraph-count="4" meta:word-count="27" meta:character-count="203" meta:non-whitespace-character-count="180"/>
  </office:meta>
</office:document-meta>
</file>